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UML">
      <style:graphic-properties draw:textarea-vertical-align="middle" draw:auto-grow-height="false" fo:min-height="1.556cm" fo:min-width="3.806cm"/>
      <style:paragraph-properties style:writing-mode="lr-tb"/>
    </style:style>
    <style:style style:name="gr3" style:family="graphic" style:parent-style-name="UML">
      <style:graphic-properties draw:textarea-vertical-align="middle" draw:auto-grow-height="false" fo:min-height="1.676cm" fo:min-width="3.926cm"/>
      <style:paragraph-properties style:writing-mode="lr-tb"/>
    </style:style>
    <style:style style:name="gr4" style:family="graphic" style:parent-style-name="UML">
      <style:graphic-properties draw:textarea-vertical-align="middle" draw:auto-grow-height="false" fo:min-height="1.676cm" fo:min-width="4.226cm"/>
      <style:paragraph-properties style:writing-mode="lr-tb"/>
    </style:style>
    <style:style style:name="gr5" style:family="graphic" style:parent-style-name="Comment">
      <style:graphic-properties draw:textarea-vertical-align="middle" draw:auto-grow-height="false" fo:min-height="1.75cm" fo:min-width="4cm"/>
      <style:paragraph-properties style:writing-mode="lr-tb"/>
    </style:style>
    <style:style style:name="gr6" style:family="graphic" style:parent-style-name="Comment">
      <style:graphic-properties draw:textarea-vertical-align="middle" draw:auto-grow-height="false" fo:min-height="1.75cm" fo:min-width="4.5cm"/>
      <style:paragraph-properties style:writing-mode="lr-tb"/>
    </style:style>
    <style:style style:name="gr7" style:family="graphic" style:parent-style-name="Depend">
      <style:graphic-properties/>
    </style:style>
    <style:style style:name="gr8" style:family="graphic" style:parent-style-name="Inherrita">
      <style:graphic-properties/>
    </style:style>
    <style:style style:name="gr9" style:family="graphic" style:parent-style-name="UML-Arrows">
      <style:graphic-properties draw:textarea-vertical-align="middle"/>
    </style:style>
    <style:style style:name="gr10" style:family="graphic" style:parent-style-name="UML">
      <style:graphic-properties draw:stroke="dash" draw:stroke-dash="Long_20_Dash_20__28_Rounded_29_" svg:stroke-linecap="round" draw:textarea-vertical-align="middle" draw:auto-grow-height="false" fo:min-height="1.676cm" fo:min-width="3.926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4" style:family="graphic" style:parent-style-name="standard">
      <style:graphic-properties draw:textarea-horizontal-align="justify" draw:textarea-vertical-align="middle" draw:auto-grow-height="false" fo:min-height="9.75cm" fo:min-width="7.5cm"/>
      <style:paragraph-properties style:writing-mode="lr-tb"/>
    </style:style>
    <style:style style:name="gr15" style:family="graphic" style:parent-style-name="UML">
      <style:graphic-properties draw:fill="gradient" draw:fill-color="#b4c7dc" draw:fill-gradient-name="Gradient_20_7" draw:gradient-step-count="64" draw:auto-grow-height="false" fo:min-height="4.25cm" fo:min-width="11.8cm"/>
    </style:style>
    <style:style style:name="gr16" style:family="graphic" style:parent-style-name="UML">
      <style:graphic-properties draw:fill="gradient" draw:fill-color="#bbe33d" draw:fill-gradient-name="Gradient_20_8" draw:gradient-step-count="64" draw:auto-grow-height="false" fo:min-height="1.75cm" fo:min-width="18.5cm"/>
    </style:style>
    <style:style style:name="gr17" style:family="graphic" style:parent-style-name="UML">
      <style:graphic-properties draw:fill="gradient" draw:fill-color="#bbe33d" draw:fill-gradient-name="Gradient_20_8" draw:gradient-step-count="64" draw:textarea-vertical-align="middle" draw:auto-grow-height="false" fo:min-height="1.676cm" fo:min-width="3.926cm"/>
      <style:paragraph-properties style:writing-mode="lr-tb"/>
    </style:style>
    <style:style style:name="gr18" style:family="graphic" style:parent-style-name="UML">
      <style:graphic-properties draw:fill="gradient" draw:fill-gradient-name="Gradient_20_7" draw:gradient-step-count="64" draw:textarea-vertical-align="middle" draw:auto-grow-height="false" fo:min-height="1.676cm" fo:min-width="4.226cm"/>
      <style:paragraph-properties style:writing-mode="lr-tb"/>
    </style:style>
    <style:style style:name="gr19" style:family="graphic" style:parent-style-name="UML">
      <style:graphic-properties draw:textarea-vertical-align="middle" draw:auto-grow-height="false" fo:min-height="1.194cm" fo:min-width="3.597cm"/>
      <style:paragraph-properties style:writing-mode="lr-tb"/>
    </style:style>
    <style:style style:name="gr20" style:family="graphic" style:parent-style-name="UML">
      <style:graphic-properties draw:textarea-vertical-align="middle" draw:auto-grow-height="false" fo:min-height="1.194cm" fo:min-width="3.599cm"/>
      <style:paragraph-properties style:writing-mode="lr-tb"/>
    </style:style>
    <style:style style:name="gr21" style:family="graphic" style:parent-style-name="UML">
      <style:graphic-properties draw:auto-grow-height="false" fo:min-height="0.75cm" fo:min-width="1.7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7.25cm" fo:min-width="19cm"/>
    </style:style>
    <style:style style:name="gr23" style:family="graphic" style:parent-style-name="UML">
      <style:graphic-properties draw:auto-grow-height="false" fo:min-height="0.812cm" fo:min-width="2.33cm"/>
      <style:paragraph-properties style:writing-mode="lr-tb"/>
    </style:style>
    <style:style style:name="gr24" style:family="graphic" style:parent-style-name="UML">
      <style:graphic-properties draw:textarea-vertical-align="middle" draw:auto-grow-height="false" fo:min-height="1.676cm" fo:min-width="5.426cm"/>
      <style:paragraph-properties style:writing-mode="lr-tb"/>
    </style:style>
    <style:style style:name="gr25" style:family="graphic" style:parent-style-name="objectwithoutfill">
      <style:graphic-properties draw:marker-end="Arrowheads_20_15" draw:marker-end-width="0.3cm" draw:fill="none" draw:textarea-vertical-align="middle"/>
    </style:style>
    <style:style style:name="gr26" style:family="graphic" style:parent-style-name="objectwithoutfill">
      <style:graphic-properties draw:marker-end="Arrowheads_20_16" draw:marker-end-width="0.3cm" draw:fill="none" draw:textarea-vertical-align="middle"/>
    </style:style>
    <style:style style:name="gr27" style:family="graphic" style:parent-style-name="objectwithoutfill">
      <style:graphic-properties draw:marker-end="Arrowheads_20_17" draw:marker-end-width="0.3cm" draw:fill="none" draw:textarea-vertical-align="middle"/>
    </style:style>
    <style:style style:name="gr28" style:family="graphic" style:parent-style-name="objectwithoutfill">
      <style:graphic-properties draw:marker-end="Arrowheads_20_18" draw:marker-end-width="0.3cm" draw:fill="none" draw:textarea-vertical-align="middle"/>
    </style:style>
    <style:style style:name="gr29" style:family="graphic" style:parent-style-name="objectwithoutfill">
      <style:graphic-properties draw:marker-end="Arrowheads_20_19" draw:marker-end-width="0.3cm" draw:fill="none" draw:textarea-vertical-align="middle"/>
    </style:style>
    <style:style style:name="gr30" style:family="graphic" style:parent-style-name="objectwithoutfill">
      <style:graphic-properties draw:marker-end="Arrowheads_20_20" draw:marker-end-width="0.3cm" draw:fill="none" draw:textarea-vertical-align="middle"/>
    </style:style>
    <style:style style:name="gr31" style:family="graphic" style:parent-style-name="standard">
      <style:graphic-properties svg:stroke-color="#808080" draw:textarea-horizontal-align="justify" draw:textarea-vertical-align="top" draw:auto-grow-height="false" fo:min-height="6.25cm" fo:min-width="14.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background-color="transparent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b4c7dc" draw:fill-gradient-name="Gradient_20_7" draw:gradient-step-count="64"/>
      <style:paragraph-properties fo:text-align="center"/>
      <style:text-properties fo:background-color="transparent"/>
    </style:style>
    <style:style style:name="P11" style:family="paragraph">
      <loext:graphic-properties draw:fill="gradient" draw:fill-color="#bbe33d" draw:fill-gradient-name="Gradient_20_8" draw:gradient-step-count="64"/>
      <style:paragraph-properties fo:text-align="center"/>
      <style:text-properties fo:background-color="transparent"/>
    </style:style>
    <style:style style:name="P12" style:family="paragraph">
      <loext:graphic-properties draw:fill="gradient" draw:fill-color="#bbe33d" draw:fill-gradient-name="Gradient_20_8" draw:gradient-step-count="64"/>
      <style:paragraph-properties fo:text-align="center" style:writing-mode="lr-tb"/>
    </style:style>
    <style:style style:name="P13" style:family="paragraph">
      <loext:graphic-properties draw:fill="gradient" draw:fill-gradient-name="Gradient_20_7" draw:gradient-step-count="64"/>
      <style:paragraph-properties fo:text-align="center" style:writing-mode="lr-tb"/>
      <style:text-properties fo:background-color="transparent"/>
    </style:style>
    <style:style style:name="P14" style:family="paragraph">
      <style:paragraph-properties fo:text-align="center"/>
      <style:text-properties fo:background-color="transparen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 style:writing-mode="lr-tb"/>
      <style:text-properties fo:color="#c9211e" loext:opacity="100%" loext:color-lum-mod="100%" loext:color-lum-off="0%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igital mocking development </text:p>
          </draw:text-box>
        </draw:frame>
        <draw:custom-shape draw:style-name="gr2" draw:text-style-name="P3" xml:id="id1" draw:id="id1" draw:layer="layout" svg:width="4.5cm" svg:height="2cm" svg:x="0.7cm" svg:y="4.1cm">
          <text:p text:style-name="P3">Operator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4.5cm" svg:height="2cm" svg:x="6.5cm" svg:y="4.1cm">
          <text:p text:style-name="P3">&lt;&lt;Workstation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8cm" svg:height="2cm" svg:x="12.5cm" svg:y="4.1cm">
          <text:p text:style-name="P4"><text:span text:style-name="T1">Smart systems</text:span></text:p>
          <text:p text:style-name="P4"><text:span text:style-name="T1">----------------------------</text:span></text:p>
          <text:p text:style-name="P4"><text:span text:style-name="T1">Data requirements</text:span></text:p>
          <text:p text:style-name="P4"><text:span text:style-name="T1">Response Action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cm" svg:x="0.6cm" svg:y="9.3cm">
          <text:p text:style-name="P3">Virtu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2cm" svg:x="0.8cm" svg:y="11.7cm">
          <text:p text:style-name="P5">Easily modified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2cm" svg:x="0.8cm" svg:y="6.2cm">
          <text:p text:style-name="P5">Learning/training occurs</text:p>
          <text:p text:style-name="P5">Suggests improveme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5.2cm" svg:y1="5.1cm" svg:x2="6.5cm" svg:y2="5.1cm" draw:start-shape="id1" draw:start-glue-point="1" draw:end-shape="id2" draw:end-glue-point="3" svg:d="M5200 5100h1300" svg:viewBox="0 0 1301 1">
          <text:p/>
        </draw:connector>
        <draw:connector draw:style-name="gr8" draw:text-style-name="P6" draw:layer="layout" svg:x1="5.1cm" svg:y1="10.3cm" svg:x2="8.75cm" svg:y2="6.1cm" draw:start-shape="id3" draw:start-glue-point="1" draw:end-shape="id2" draw:end-glue-point="2" svg:d="M5100 10300h3650v-4200" svg:viewBox="0 0 3651 4201">
          <text:p/>
        </draw:connector>
        <draw:connector draw:style-name="gr9" draw:text-style-name="P6" draw:layer="layout" svg:x1="12.5cm" svg:y1="5.1cm" svg:x2="11cm" svg:y2="5.1cm" draw:start-shape="id4" draw:start-glue-point="3" draw:end-shape="id2" draw:end-glue-point="1" svg:d="M12500 5100h-1500" svg:viewBox="0 0 1501 1">
          <text:p/>
        </draw:connector>
        <draw:custom-shape draw:style-name="gr10" draw:text-style-name="P3" xml:id="id5" draw:id="id5" draw:layer="layout" svg:width="4.5cm" svg:height="2cm" svg:x="12.7cm" svg:y="9.3cm">
          <text:p text:style-name="P3">Physic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2cm" svg:x="12.7cm" svg:y="11.7cm">
          <text:p text:style-name="P5">Delayed implementation, hardware purchase, and vendor lock-in.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2.7cm" svg:y1="10.3cm" svg:x2="8.75cm" svg:y2="6.1cm" draw:start-shape="id5" draw:start-glue-point="3" draw:end-shape="id2" draw:end-glue-point="2" svg:d="M12700 10300h-3950v-4200" svg:viewBox="0 0 3951 4201">
          <text:p/>
        </draw:connector>
        <draw:custom-shape draw:style-name="gr5" draw:text-style-name="P5" draw:layer="layout" svg:width="4.5cm" svg:height="2cm" svg:x="12.8cm" svg:y="6.2cm">
          <text:p text:style-name="P5">Plan DAQ</text:p>
          <text:p text:style-name="P5">Actions</text:p>
          <draw:enhanced-geometry svg:viewBox="0 0 21600 21600" draw:type="rectangle" draw:enhanced-path="M 0 0 L 21600 0 21600 21600 0 21600 0 0 Z N"/>
        </draw:custom-shape>
        <draw:g draw:name="appointment 1">
          <draw:custom-shape draw:style-name="gr11" draw:text-style-name="P7" draw:layer="layout" svg:width="1cm" svg:height="1cm" svg:x="16.2cm" svg:y="9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8" draw:layer="layout" svg:width="0.5cm" svg:height="0.5cm" svg:x="16.452cm" svg:y="9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3" draw:text-style-name="P9" draw:layer="layout" svg:width="0.187cm" svg:height="0.124cm" draw:transform="rotate (-1.5707963267949) translate (16.825cm 9.511cm)" svg:viewBox="0 0 188 125" draw:points="0,125 188,125 188,0">
            <text:p/>
          </draw:polyline>
        </draw:g>
        <draw:custom-shape draw:style-name="gr5" draw:text-style-name="P5" draw:layer="layout" svg:width="4.5cm" svg:height="2cm" svg:x="6.7cm" svg:y="10.7cm">
          <text:p text:style-name="P5">The system cannot differential between a virtual and physical workstation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8cm" svg:height="10cm" svg:x="18.5cm" svg:y="4cm">
          <text:p text:style-name="P5">Used to develop the system without investing in hardware. The data-flow, data-acquisition/sensors, and workstation configuration can be improved.</text:p>
          <text:p text:style-name="P5">Using the operator in the loop results in more valid data and the ability for the operators to suggest improvements to workstations.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5" draw:text-style-name="P10" draw:layer="layout" svg:width="12.3cm" svg:height="4.5cm" svg:x="15cm" svg:y="8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9cm" svg:height="2cm" svg:x="8.1cm" svg:y="1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Dynamic scheduling</text:p>
          </draw:text-box>
        </draw:frame>
        <draw:custom-shape draw:style-name="gr3" draw:text-style-name="P3" xml:id="id6" draw:id="id6" draw:layer="layout" svg:width="4.5cm" svg:height="2cm" svg:x="0.55cm" svg:y="4.1cm">
          <text:p text:style-name="P3">Operator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7" draw:id="id7" draw:layer="layout" svg:width="4.5cm" svg:height="2cm" svg:x="6.4cm" svg:y="4.1cm">
          <text:p text:style-name="P3">&lt;&lt;Workstation&gt;&gt;</text:p>
          <text:p text:style-name="P3">----------------------------</text:p>
          <text:p text:style-name="P3"><text:span text:style-name="T1">Functionality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7" draw:id="id17" draw:layer="layout" svg:width="4.8cm" svg:height="2cm" svg:x="12.4cm" svg:y="4.1cm">
          <text:p text:style-name="P4"><text:span text:style-name="T1">&lt;&lt;Scheduler&gt;&gt;</text:span></text:p>
          <text:p text:style-name="P4"><text:span text:style-name="T1">----------------------------</text:span></text:p>
          <text:p text:style-name="P4"><text:span text:style-name="T1">Data requirements</text:span></text:p>
          <text:p text:style-name="P4"><text:span text:style-name="T1">Response Action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4.5cm" svg:height="2cm" svg:x="0.55cm" svg:y="6.5cm">
          <text:p text:style-name="P3">Virtual Workstation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9" draw:id="id9" draw:layer="layout" svg:width="4.153cm" svg:height="1.5cm" svg:x="8.4cm" svg:y="13.3cm">
          <text:p text:style-name="P4"><text:span text:style-name="T1">Present schematic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0" draw:id="id10" draw:layer="layout" svg:width="4.155cm" svg:height="1.5cm" svg:x="13.164cm" svg:y="13.3cm">
          <text:p text:style-name="P4"><text:span text:style-name="T1">Select component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1" draw:id="id11" draw:layer="layout" svg:width="4.155cm" svg:height="1.5cm" svg:x="17.929cm" svg:y="13.3cm">
          <text:p text:style-name="P4"><text:span text:style-name="T1">Transport components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2" draw:id="id12" draw:layer="layout" svg:width="4.153cm" svg:height="1.5cm" svg:x="22.695cm" svg:y="13.3cm">
          <text:p text:style-name="P4"><text:span text:style-name="T1">Submit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xml:id="id13" draw:id="id13" draw:layer="layout" svg:width="4.5cm" svg:height="2cm" svg:x="22.521cm" svg:y="10.5cm">
          <text:p text:style-name="P4"><text:span text:style-name="T1">Repea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9" draw:text-style-name="P4" xml:id="id14" draw:id="id14" draw:layer="layout" svg:width="4.153cm" svg:height="1.5cm" svg:x="15.5cm" svg:y="10.75cm">
          <text:p text:style-name="P4"><text:span text:style-name="T1">Task specification/</text:span></text:p>
          <text:p text:style-name="P4"><text:span text:style-name="T1">rest</text:span>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svg:x1="5.05cm" svg:y1="5.1cm" svg:x2="6.4cm" svg:y2="5.1cm" draw:start-shape="id6" draw:start-glue-point="1" draw:end-shape="id7" draw:end-glue-point="3" svg:d="M5050 5100h1350" svg:viewBox="0 0 1351 1">
          <text:p/>
        </draw:connector>
        <draw:connector draw:style-name="gr8" draw:text-style-name="P6" draw:layer="layout" svg:x1="5.05cm" svg:y1="7.5cm" svg:x2="8.65cm" svg:y2="6.1cm" draw:start-shape="id8" draw:start-glue-point="1" draw:end-shape="id7" draw:end-glue-point="2" svg:d="M5050 7500h3600v-1400" svg:viewBox="0 0 3601 1401">
          <text:p/>
        </draw:connector>
        <draw:custom-shape draw:style-name="gr22" draw:text-style-name="P14" draw:layer="layout" svg:width="19.5cm" svg:height="7.5cm" svg:x="8cm" svg:y="7.8cm">
          <text:p/>
          <draw:enhanced-geometry svg:viewBox="0 0 21600 21600" draw:type="rectangle" draw:enhanced-path="M 0 0 L 21600 0 21600 21600 0 21600 0 0 Z N"/>
        </draw:custom-shape>
        <draw:connector draw:style-name="gr9" draw:text-style-name="P14" draw:layer="layout" svg:x1="12.553cm" svg:y1="14.05cm" svg:x2="13.164cm" svg:y2="14.05cm" draw:start-shape="id9" draw:start-glue-point="1" draw:end-shape="id10" draw:end-glue-point="3" svg:d="M12553 14050h611" svg:viewBox="0 0 612 1">
          <text:p/>
        </draw:connector>
        <draw:connector draw:style-name="gr9" draw:text-style-name="P14" draw:layer="layout" svg:x1="17.319cm" svg:y1="14.05cm" svg:x2="17.929cm" svg:y2="14.05cm" draw:start-shape="id10" draw:start-glue-point="1" draw:end-shape="id11" draw:end-glue-point="3" svg:d="M17319 14050h610" svg:viewBox="0 0 611 1">
          <text:p/>
        </draw:connector>
        <draw:connector draw:style-name="gr9" draw:text-style-name="P14" draw:layer="layout" svg:x1="22.084cm" svg:y1="14.05cm" svg:x2="22.695cm" svg:y2="14.05cm" draw:start-shape="id11" draw:start-glue-point="1" draw:end-shape="id12" draw:end-glue-point="3" svg:d="M22084 14050h611" svg:viewBox="0 0 612 1">
          <text:p/>
        </draw:connector>
        <draw:connector draw:style-name="gr9" draw:text-style-name="P14" draw:layer="layout" svg:x1="24.771cm" svg:y1="13.3cm" svg:x2="24.771cm" svg:y2="12.5cm" draw:start-shape="id12" draw:start-glue-point="0" draw:end-shape="id13" draw:end-glue-point="6" svg:d="M24771 13300v-800" svg:viewBox="0 0 1 801">
          <text:p/>
        </draw:connector>
        <draw:connector draw:style-name="gr9" draw:text-style-name="P4" draw:layer="layout" svg:x1="22.521cm" svg:y1="11.5cm" svg:x2="19.653cm" svg:y2="11.5cm" draw:start-shape="id13" draw:start-glue-point="5" draw:end-shape="id14" draw:end-glue-point="1" svg:d="M22521 11500h-2868" svg:viewBox="0 0 2869 1">
          <text:p/>
        </draw:connector>
        <draw:connector draw:style-name="gr9" draw:text-style-name="P14" draw:layer="layout" svg:x1="15.5cm" svg:y1="11.5cm" svg:x2="10.476cm" svg:y2="13.3cm" draw:start-shape="id14" draw:start-glue-point="3" draw:end-shape="id9" draw:end-glue-point="0" svg:d="M15500 11500h-5024v1800" svg:viewBox="0 0 5025 1801">
          <text:p/>
        </draw:connector>
        <draw:custom-shape draw:style-name="gr23" draw:text-style-name="P4" xml:id="id15" draw:id="id15" draw:layer="layout" svg:width="4cm" svg:height="1.5cm" svg:x="8.476cm" svg:y="8.55cm">
          <text:p text:style-name="P4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4" draw:layer="layout" svg:x1="10.476cm" svg:y1="10.05cm" svg:x2="10.476cm" svg:y2="13.3cm" draw:start-shape="id15" draw:start-glue-point="8" draw:end-shape="id9" draw:end-glue-point="0" svg:d="M10476 10050v3250" svg:viewBox="0 0 1 3251">
          <text:p/>
        </draw:connector>
        <draw:custom-shape draw:style-name="gr23" draw:text-style-name="P4" xml:id="id16" draw:id="id16" draw:layer="layout" svg:width="4cm" svg:height="1.5cm" svg:x="22.771cm" svg:y="8.45cm">
          <text:p text:style-name="P4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svg:x1="24.771cm" svg:y1="10.5cm" svg:x2="24.771cm" svg:y2="9.95cm" draw:start-shape="id13" draw:start-glue-point="4" draw:end-shape="id16" draw:end-glue-point="8" svg:d="M24771 10500v-550" svg:viewBox="0 0 1 551">
          <text:p/>
        </draw:connector>
        <draw:connector draw:style-name="gr9" draw:text-style-name="P6" draw:layer="layout" svg:x1="12.4cm" svg:y1="5.1cm" svg:x2="10.9cm" svg:y2="5.1cm" draw:start-shape="id17" draw:start-glue-point="3" draw:end-shape="id7" draw:end-glue-point="1" svg:d="M12400 5100h-1500" svg:viewBox="0 0 1501 1">
          <text:p/>
        </draw:connector>
        <draw:custom-shape draw:style-name="gr5" draw:text-style-name="P5" draw:layer="layout" svg:width="4.5cm" svg:height="2cm" svg:x="18.5cm" svg:y="4.2cm">
          <text:p text:style-name="P5">Decides what actions to take in response <text:s/>to data-measured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ample efficient experiment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ynamic scheduling as human control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vestigation structure</text:p>
          </draw:text-box>
        </draw:frame>
        <draw:custom-shape draw:style-name="gr3" draw:text-style-name="P3" xml:id="id19" draw:id="id19" draw:layer="layout" svg:width="4.5cm" svg:height="2cm" svg:x="6.4cm" svg:y="13cm">
          <text:p text:style-name="P3">Sample efficiency Demonstration </text:p>
          <text:p text:style-name="P3">------------------</text:p>
          <text:p text:style-name="P16">Chapter 4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4.5cm" svg:height="2cm" svg:x="14cm" svg:y="13cm">
          <text:p text:style-name="P3">Design for assembly Demonstration </text:p>
          <text:p text:style-name="P3">------------------</text:p>
          <text:p text:style-name="P16">Chapter 5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18" draw:id="id18" draw:layer="layout" svg:width="6cm" svg:height="2cm" svg:x="9.4cm" svg:y="9.5cm">
          <text:p text:style-name="P3">Complex HITL simulation Demonstration </text:p>
          <text:p text:style-name="P3">------------------</text:p>
          <text:p text:style-name="P16">Chapter 3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1" draw:id="id21" draw:layer="layout" svg:width="6cm" svg:height="2cm" svg:x="9.4cm" svg:y="6cm">
          <text:p text:style-name="P3">Design methodology</text:p>
          <text:p text:style-name="P3">Conjecture</text:p>
          <text:p text:style-name="P3">------------------</text:p>
          <text:p text:style-name="P16">Chapter 2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2" draw:id="id22" draw:layer="layout" svg:width="6cm" svg:height="2cm" svg:x="1cm" svg:y="6cm">
          <text:p text:style-name="P3">Introduction </text:p>
          <text:p text:style-name="P3">------------------</text:p>
          <text:p text:style-name="P16">Chapter 1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3" draw:id="id23" draw:layer="layout" svg:width="6cm" svg:height="2cm" svg:x="19.5cm" svg:y="6cm">
          <text:p text:style-name="P3">Methodology reflection Discussion </text:p>
          <text:p text:style-name="P3">------------------</text:p>
          <text:p text:style-name="P16">Chapter 6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xml:id="id24" draw:id="id24" draw:layer="layout" svg:width="6cm" svg:height="2cm" svg:x="19.5cm" svg:y="9.5cm">
          <text:p text:style-name="P3">Closing remarks</text:p>
          <text:p text:style-name="P3">Conclusion </text:p>
          <text:p text:style-name="P3">------------------</text:p>
          <text:p text:style-name="P16">Chapter 7</text:p>
          <draw:enhanced-geometry svg:viewBox="0 0 21600 21600" draw:path-stretchpoint-x="10800" draw:path-stretchpoint-y="10800" draw:text-areas="?f3 ?f4 ?f5 ?f6" draw:type="round-rectangle" draw:modifiers="1381.70914542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7" draw:layer="layout" svg:x1="9.4cm" svg:y1="10.5cm" svg:x2="8.65cm" svg:y2="13cm" draw:start-shape="id18" draw:start-glue-point="3" draw:end-shape="id19" draw:end-glue-point="0" svg:d="M9400 10500h-750v2500" svg:viewBox="0 0 751 2501">
          <text:p/>
        </draw:connector>
        <draw:connector draw:style-name="gr26" draw:text-style-name="P17" draw:layer="layout" svg:x1="15.4cm" svg:y1="10.5cm" svg:x2="16.25cm" svg:y2="13cm" draw:start-shape="id18" draw:start-glue-point="1" draw:end-shape="id20" draw:end-glue-point="0" svg:d="M15400 10500h850v2500" svg:viewBox="0 0 851 2501">
          <text:p/>
        </draw:connector>
        <draw:connector draw:style-name="gr27" draw:text-style-name="P17" draw:layer="layout" svg:x1="12.4cm" svg:y1="8cm" svg:x2="12.4cm" svg:y2="9.5cm" draw:start-shape="id21" draw:start-glue-point="2" draw:end-shape="id18" draw:end-glue-point="0" svg:d="M12400 8000v1500" svg:viewBox="0 0 1 1501">
          <text:p/>
        </draw:connector>
        <draw:connector draw:style-name="gr28" draw:text-style-name="P17" draw:layer="layout" svg:x1="7cm" svg:y1="7cm" svg:x2="9.4cm" svg:y2="7cm" draw:start-shape="id22" draw:start-glue-point="1" draw:end-shape="id21" draw:end-glue-point="3" svg:d="M7000 7000h2400" svg:viewBox="0 0 2401 1">
          <text:p/>
        </draw:connector>
        <draw:connector draw:style-name="gr29" draw:text-style-name="P17" draw:layer="layout" svg:x1="15.4cm" svg:y1="7cm" svg:x2="19.5cm" svg:y2="7cm" draw:start-shape="id21" draw:start-glue-point="1" draw:end-shape="id23" draw:end-glue-point="3" svg:d="M15400 7000h4100" svg:viewBox="0 0 4101 1">
          <text:p/>
        </draw:connector>
        <draw:connector draw:style-name="gr30" draw:text-style-name="P17" draw:layer="layout" svg:x1="22.5cm" svg:y1="8cm" svg:x2="22.5cm" svg:y2="9.5cm" draw:start-shape="id23" draw:start-glue-point="2" draw:end-shape="id24" svg:d="M22500 8000v1500" svg:viewBox="0 0 1 1501">
          <text:p/>
        </draw:connector>
        <draw:custom-shape draw:style-name="gr31" draw:text-style-name="P18" draw:layer="layout" svg:width="15cm" svg:height="6.5cm" svg:x="4cm" svg:y="9cm">
          <text:p text:style-name="P5">Published works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aadcf7" draw:end-color="#ffffff" draw:start-intensity="100%" draw:end-intensity="100%" draw:angle="30deg" draw:border="0%"/>
    <draw:gradient draw:name="Gradient_20_8" draw:display-name="Gradient 8" draw:style="linear" draw:start-color="#f2cbf8" draw:end-color="#ffff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4" draw:display-name="Arrowheads 4" svg:viewBox="0 0 20 20" svg:d="M0 20l10-20 10 20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ML" style:family="graphic" style:parent-style-name="standard">
      <style:graphic-properties draw:fill="solid" draw:fill-color="#ffffff" draw:textarea-vertical-align="middle"/>
      <style:text-properties fo:font-size="12pt"/>
    </style:style>
    <style:style style:name="Comment" style:family="graphic" style:parent-style-name="UML">
      <style:graphic-properties svg:stroke-color="#eeeeee" draw:textarea-horizontal-align="left" draw:textarea-vertical-align="middle" draw:auto-grow-width="true"/>
      <style:paragraph-properties>
        <style:tab-stops/>
      </style:paragraph-properties>
      <style:text-properties fo:color="#666666" loext:opacity="100%" loext:color-lum-mod="100%" loext:color-lum-off="0%" fo:font-size="10pt"/>
    </style:style>
    <style:style style:name="UML-Arrows" style:family="graphic" style:parent-style-name="UML">
      <style:graphic-properties draw:marker-end="Arrowheads_20_14" draw:marker-end-width="0.4cm"/>
    </style:style>
    <style:style style:name="Depend" style:family="graphic" style:parent-style-name="UML-Arrows">
      <style:graphic-properties draw:stroke="dash" draw:stroke-dash="Long_20_Dash" draw:marker-end="Arrowheads_20_4" draw:marker-end-width="0.4cm"/>
    </style:style>
    <style:style style:name="Inherrita" style:family="graphic" style:parent-style-name="UML-Arrows">
      <style:graphic-properties draw:marker-end="Triangle_20_unfilled" draw:marker-end-width="0.5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0T09:15:10.603000000</meta:creation-date>
    <dc:date>2023-10-23T16:42:18.488000000</dc:date>
    <meta:editing-duration>PT6H50M55S</meta:editing-duration>
    <meta:editing-cycles>19</meta:editing-cycles>
    <meta:generator>LibreOffice/7.4.6.2$Windows_X86_64 LibreOffice_project/5b1f5509c2decdade7fda905e3e1429a67acd63d</meta:generator>
    <meta:document-statistic meta:object-count="102"/>
  </office:meta>
</office:document-meta>
</file>